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926" officeooo:paragraph-rsid="001ed926"/>
    </style:style>
    <style:style style:name="P2" style:family="paragraph" style:parent-style-name="Standard">
      <style:text-properties officeooo:rsid="001fe6de" officeooo:paragraph-rsid="001fe6de"/>
    </style:style>
    <style:style style:name="T1" style:family="text">
      <style:text-properties officeooo:rsid="001fe6de"/>
    </style:style>
    <style:style style:name="T2" style:family="text">
      <style:text-properties fo:language="fr" fo:country="CH" officeooo:rsid="002136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e Objekte, die auf einem Tile liegen:</text:p>
      <text:p text:style-name="P1"/>
      <text:p text:style-name="P1">Breite: 77<text:span text:style-name="T1">7</text:span>px</text:p>
      <text:p text:style-name="P1"/>
      <text:p text:style-name="P1">Höhe: <text:span text:style-name="T2">1054</text:span>px</text:p>
      <text:p text:style-name="P1"/>
      <text:p text:style-name="P1"/>
      <text:p text:style-name="P2">Alle einzelnen Tiles selber:</text:p>
      <text:p text:style-name="P2"/>
      <text:p text:style-name="P2">Breite: 777px</text:p>
      <text:p text:style-name="P2"/>
      <text:p text:style-name="P2">Höhe: 449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09:42:01.817000000</meta:creation-date>
    <dc:date>2019-03-29T10:58:21.102000000</dc:date>
    <meta:editing-duration>PT29M47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6" meta:word-count="19" meta:character-count="117" meta:non-whitespace-character-count="104"/>
  </office:meta>
</office:document-meta>
</file>